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48000002D98D526765.png" manifest:media-type="image/png"/>
  <manifest:file-entry manifest:full-path="Pictures/10000201000003E80000010415126772.png" manifest:media-type="image/png"/>
  <manifest:file-entry manifest:full-path="Pictures/100002010000005800000059A292667A.png" manifest:media-type="image/png"/>
  <manifest:file-entry manifest:full-path="Pictures/100002010000044C00000186AA7A8646.png" manifest:media-type="image/png"/>
  <manifest:file-entry manifest:full-path="Pictures/100002010000008000000080BFCCD777.png" manifest:media-type="image/png"/>
  <manifest:file-entry manifest:full-path="Pictures/10000201000000A5000000918D2CBCC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" svg:stroke-width="0.1cm" svg:stroke-color="#c0c0c0" draw:marker-start-width="0.45cm" draw:marker-end-width="0.45cm" draw:fill="none" draw:fill-color="#878781" draw:textarea-horizontal-align="left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dash" draw:stroke-dash="Fine_20_Dashed" svg:stroke-width="0.102cm" svg:stroke-color="#c0c0c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nivers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 style:writing-mode="lr-tb"/>
    </style:style>
    <style:style style:name="T1" style:family="text">
      <style:text-properties fo:font-family="Univers" style:font-family-generic="swiss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739cm" svg:height="1.132cm" svg:x="4.344cm" svg:y="12.353cm">
          <draw:image xlink:href="Pictures/10000201000000A5000000918D2CBCC2.png" xlink:type="simple" xlink:show="embed" xlink:actuate="onLoad">
            <text:p/>
          </draw:image>
        </draw:frame>
        <draw:frame draw:style-name="gr1" draw:text-style-name="P1" xml:id="id1" draw:id="id1" draw:layer="layout" svg:width="4.332cm" svg:height="1.136cm" svg:x="1.093cm" svg:y="6.24cm">
          <draw:image xlink:href="Pictures/100002010000044C00000186AA7A8646.png" xlink:type="simple" xlink:show="embed" xlink:actuate="onLoad">
            <text:p/>
          </draw:image>
        </draw:frame>
        <draw:frame draw:style-name="gr1" draw:text-style-name="P1" draw:layer="layout" svg:width="1.462cm" svg:height="1.082cm" svg:x="1.843cm" svg:y="12.378cm">
          <draw:image xlink:href="Pictures/100002010000008000000080BFCCD777.png" xlink:type="simple" xlink:show="embed" xlink:actuate="onLoad">
            <text:p/>
          </draw:image>
        </draw:frame>
        <draw:custom-shape draw:style-name="gr2" draw:text-style-name="P2" draw:layer="layout" svg:width="8.772cm" svg:height="3.516cm" svg:x="0.6cm" svg:y="10.298cm">
          <text:p text:style-name="P1"><text:span text:style-name="T1">Site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.809cm" svg:height="3.246cm" svg:x="0.6cm" svg:y="4.888cm">
          <text:p text:style-name="P1"><text:span text:style-name="T1">H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322cm" svg:height="0.99cm" svg:x="6.887cm" svg:y="12.424cm">
          <draw:image xlink:href="Pictures/100002010000005800000059A292667A.png" xlink:type="simple" xlink:show="embed" xlink:actuate="onLoad">
            <text:p/>
          </draw:image>
        </draw:frame>
        <draw:frame draw:style-name="gr1" draw:text-style-name="P1" xml:id="id2" draw:id="id2" draw:layer="layout" svg:width="4.331cm" svg:height="1.136cm" svg:x="4.53cm" svg:y="10.839cm">
          <draw:image xlink:href="Pictures/100002010000044C00000186AA7A8646.png" xlink:type="simple" xlink:show="embed" xlink:actuate="onLoad">
            <text:p/>
          </draw:image>
        </draw:frame>
        <draw:frame draw:style-name="gr1" draw:text-style-name="P1" xml:id="id4" draw:id="id4" draw:layer="layout" svg:width="4.331cm" svg:height="1.136cm" svg:x="14.892cm" svg:y="7.079cm">
          <draw:image xlink:href="Pictures/100002010000044C00000186AA7A8646.png" xlink:type="simple" xlink:show="embed" xlink:actuate="onLoad">
            <text:p/>
          </draw:image>
        </draw:frame>
        <draw:frame draw:style-name="gr1" draw:text-style-name="P1" draw:layer="layout" svg:width="1.739cm" svg:height="1.132cm" svg:x="14.14cm" svg:y="12.353cm">
          <draw:image xlink:href="Pictures/10000201000000A5000000918D2CBCC2.png" xlink:type="simple" xlink:show="embed" xlink:actuate="onLoad">
            <text:p/>
          </draw:image>
        </draw:frame>
        <draw:frame draw:style-name="gr1" draw:text-style-name="P1" draw:layer="layout" svg:width="1.462cm" svg:height="1.082cm" svg:x="11.639cm" svg:y="12.378cm">
          <draw:image xlink:href="Pictures/100002010000008000000080BFCCD777.png" xlink:type="simple" xlink:show="embed" xlink:actuate="onLoad">
            <text:p/>
          </draw:image>
        </draw:frame>
        <draw:custom-shape draw:style-name="gr2" draw:text-style-name="P2" draw:layer="layout" svg:width="8.772cm" svg:height="3.516cm" svg:x="10.396cm" svg:y="10.298cm">
          <text:p text:style-name="P1"><text:span text:style-name="T1">Site 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322cm" svg:height="0.99cm" svg:x="16.683cm" svg:y="12.424cm">
          <draw:image xlink:href="Pictures/100002010000005800000059A292667A.png" xlink:type="simple" xlink:show="embed" xlink:actuate="onLoad">
            <text:p/>
          </draw:image>
        </draw:frame>
        <draw:frame draw:style-name="gr1" draw:text-style-name="P1" xml:id="id3" draw:id="id3" draw:layer="layout" svg:width="4.331cm" svg:height="1.136cm" svg:x="14.326cm" svg:y="10.839cm">
          <draw:image xlink:href="Pictures/100002010000044C00000186AA7A8646.png" xlink:type="simple" xlink:show="embed" xlink:actuate="onLoad">
            <text:p/>
          </draw:image>
        </draw:frame>
        <draw:connector draw:style-name="gr3" draw:text-style-name="P1" draw:layer="layout" svg:x1="3.259cm" svg:y1="7.376cm" svg:x2="6.695cm" svg:y2="10.839cm" draw:start-shape="id1" draw:start-glue-point="2" draw:end-shape="id2" draw:end-glue-point="0" svg:d="m3259 7376v1732h3436v1731">
          <text:p/>
        </draw:connector>
        <draw:connector draw:style-name="gr3" draw:text-style-name="P1" draw:layer="layout" svg:x1="3.259cm" svg:y1="7.376cm" svg:x2="16.491cm" svg:y2="10.839cm" draw:start-shape="id1" draw:start-glue-point="2" draw:end-shape="id3" svg:d="m3259 7376v1732h13232v1731">
          <text:p/>
        </draw:connector>
        <draw:connector draw:style-name="gr3" draw:text-style-name="P1" draw:layer="layout" svg:x1="5.425cm" svg:y1="6.808cm" svg:x2="14.892cm" svg:y2="7.647cm" draw:start-shape="id1" draw:start-glue-point="1" draw:end-shape="id4" svg:d="m5425 6808h4734v839h4733">
          <text:p/>
        </draw:connector>
        <draw:frame draw:style-name="gr4" draw:text-style-name="P3" xml:id="id5" draw:id="id5" draw:layer="layout" svg:width="2.777cm" svg:height="0.534cm" svg:x="12.396cm" svg:y="5.203cm">
          <draw:image xlink:href="Pictures/10000201000003E80000010415126772.png" xlink:type="simple" xlink:show="embed" xlink:actuate="onLoad">
            <text:p text:style-name="P3"><text:s/></text:p>
          </draw:image>
        </draw:frame>
        <draw:frame draw:style-name="gr5" draw:text-style-name="P3" draw:layer="layout" svg:width="1.589cm" svg:height="1.012cm" svg:x="13.493cm" svg:y="4.932cm">
          <draw:image xlink:href="Pictures/1000020100000348000002D98D526765.png" xlink:type="simple" xlink:show="embed" xlink:actuate="onLoad">
            <text:p/>
          </draw:image>
        </draw:frame>
        <draw:connector draw:style-name="gr3" draw:text-style-name="P1" draw:layer="layout" svg:x1="5.425cm" svg:y1="6.808cm" svg:x2="13.784cm" svg:y2="5.737cm" draw:start-shape="id1" draw:start-glue-point="1" draw:end-shape="id5" draw:end-glue-point="2" svg:d="m5425 6808h8359v-1071">
          <text:p/>
        </draw:connector>
        <draw:path draw:style-name="gr6" draw:text-style-name="P1" draw:layer="layout" svg:width="3.718cm" svg:height="2.416cm" svg:x="11.968cm" svg:y="4.121cm" svg:viewBox="0 0 3719 2417" svg:d="m2270 105c-364 95-338 312-710 395-455 102-1443 91-1497 311-62 253-104 573 0 812 86 198 928 677 1326 777 464 117 634-405 995-316 326 80 687 219 882 42 214-195 629-406 370-758-177-241-541-401-427-716 84-232-42-516-342-652h-141z">
          <text:p/>
        </draw:path>
        <draw:path draw:style-name="gr6" draw:text-style-name="P1" draw:layer="layout" svg:width="5.59cm" svg:height="3.03cm" svg:x="14.197cm" svg:y="5.969cm" svg:viewBox="0 0 5591 3031" svg:d="m2072 211c-464 239-1084 279-1377 628-265 317-525 780-671 1140-145 354 410 460 671 483 334 29 477-186 731 0 236 172 156 565 702 569 336 3 656-36 967-105 286-63 636 22 854-148 339-264 659 130 967 85 547-81 242-687 313-1011 75-337 456-625 341-989-88-276-462-448-796-420-366 30-601-174-910-232-281-53-356 219-610 87l-528-298h-285l-199 105z">
          <text:p/>
        </draw:path>
        <draw:frame draw:style-name="gr4" draw:text-style-name="P3" draw:layer="layout" svg:width="2.778cm" svg:height="0.534cm" svg:x="5.744cm" svg:y="5.69cm">
          <draw:image xlink:href="Pictures/10000201000003E80000010415126772.png" xlink:type="simple" xlink:show="embed" xlink:actuate="onLoad">
            <text:p text:style-name="P3"><text:s/></text:p>
          </draw:image>
        </draw:frame>
        <draw:frame draw:style-name="gr5" draw:text-style-name="P3" draw:layer="layout" svg:width="1.589cm" svg:height="1.012cm" svg:x="6.841cm" svg:y="5.419cm">
          <draw:image xlink:href="Pictures/1000020100000348000002D98D52676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7T15:06:33</meta:creation-date>
    <dc:date>2013-09-27T15:09:55</dc:date>
    <meta:editing-duration>PT1M52S</meta:editing-duration>
    <meta:editing-cycles>3</meta:editing-cycles>
    <meta:generator>LibreOffice/3.5$Linux_X86_64 LibreOffice_project/350m1$Build-2</meta:generator>
    <meta:document-statistic meta:object-count="23"/>
  </office:meta>
</office:document-meta>
</file>